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aa8ee" officeooo:paragraph-rsid="001aa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jk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1-12T10:52:02.478594508</meta:creation-date>
    <dc:date>2016-01-12T10:52:13.078208575</dc:date>
    <dc:creator>Miklos </dc:creator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5.2.0.0.alpha0$Linux_X86_64 LibreOffice_project/414c5c5aee8692614e4e5a5f97d11bea157bcaef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d003200cd002700ab0084004f004400be00d900c800dd0072000900120008">
    <SignedInfo>
      <CanonicalizationMethod Algorithm="http://www.w3.org/TR/2001/REC-xml-c14n-20010315"/>
      <SignatureMethod Algorithm="http://www.w3.org/2000/09/xmldsig#rsa-sha1"/>
      <Reference URI="meta.xml">
        <Transforms>
          <Transform Algorithm="http://www.w3.org/TR/2001/REC-xml-c14n-20010315"/>
        </Transforms>
        <DigestMethod Algorithm="http://www.w3.org/2000/09/xmldsig#sha1"/>
        <DigestValue>cwn/IAp9WqJ/0MkNtE121nBcDVs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MDONGPmogIVpGtVOfU+0L80na0A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qh0OuuVrbpcvhve7KOF9/GKgG3A=</DigestValue>
      </Reference>
      <Reference URI="Thumbnails/thumbnail.png">
        <DigestMethod Algorithm="http://www.w3.org/2000/09/xmldsig#sha1"/>
        <DigestValue>LnVYHckP+TedUAED5ATB2Q1dMqM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aZwyIVfa7IQo+zaOx6pteKo+irQ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4jB70mJ3AEKPYgJwVvn9thDNS6g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#ID_005e0036009f009b006700c4004c004e00b6008b00bb00350023006500e90073">
        <DigestMethod Algorithm="http://www.w3.org/2000/09/xmldsig#sha1"/>
        <DigestValue>iN6pK4TVCWAV7memw8ECk59+HmU=</DigestValue>
      </Reference>
      <Reference URI="#ID_0085001d00d6009500ab00ac0044009d0096006800a8004100d300a0000700c1">
        <DigestMethod Algorithm="http://www.w3.org/2000/09/xmldsig#sha1"/>
        <DigestValue>b+sWWQUUbP/aq/DRePyz4R8BZC0=</DigestValue>
      </Reference>
    </SignedInfo>
    <SignatureValue>BgDZ1EdfrCi95Z0rfwhoKdkzMBpI/AltFrSeHKmglQKEdLdrNIR2Ms+QAKjZmstv
924iCe7QfB/VacdVJWwIw3v9399TwQ+lJkxY7wIqBap8bhtg2WX4kpiZJEcEipUa
4An442cwm1osD0KmXI7+AiJxDWjuV8chCciM35OJEvYuP/esa2QN5tg2C1/m4ASL
U0aJMI0KxIWZoze6iCv8gV+D/YEUT9StLS2y6ghgrcxZPgrNRgsbVv/MwaXGn+lB
4H7ox6mBKwrxUanA5UFKO2y5S67oshuxz7PGv7ojhtoxvFk8FwSrJ/VZ+AP4E1kf
DwqaMMha+A5zwKkAwtBebw==</SignatureValue>
    <KeyInfo>
      <X509Data>
        <X509IssuerSerial>
          <X509IssuerName>CN=TSCP Intermediate Root CA,O=TSCP Test,ST=England,C=UK</X509IssuerName>
          <X509SerialNumber>4096</X509SerialNumber>
        </X509IssuerSerial>
        <X509Certificate>MIIE7jCCAtagAwIBAgICEAAwDQYJKoZIhvcNAQELBQAwVzELMAkGA1UEBhMCVUsx
EDAOBgNVBAgMB0VuZ2xhbmQxEjAQBgNVBAoMCVRTQ1AgVGVzdDEiMCAGA1UEAwwZ
VFNDUCBJbnRlcm1lZGlhdGUgUm9vdCBDQTAeFw0xNTEyMTgwNzU4MTlaFw0xNjEy
MjcwNzU4MTlaMFUxCzAJBgNVBAYTAlVLMRAwDgYDVQQIDAdFbmdsYW5kMRIwEAYD
VQQKDAlUU0NQIFRlc3QxIDAeBgNVBAMMF1RTQ1AgVGVzdCBleGFtcGxlIEFsaWNl
MIIBIjANBgkqhkiG9w0BAQEFAAOCAQ8AMIIBCgKCAQEA3m2YNdX+nc1LkhlrNrcI
PI3yCWnv0/0k9zDKpKiwjMH4vjWM46M6ptAiupxVpAMW5ojnhEyxaNHvZNsCwddY
E6778hut2SJvz0szSBuHUuedcALI2EhVwdM0yLqfGo6WGeOIBDId49TemdNCMhk2
zOpb1BqYhKls0LfdbxT/an3JaDmmLhPjvgYMJNYVX86L199OQFLJ1zLqQ0YirkKq
XL9cSPmyYBKjgnqQ4Z5YfPL63EP0TsEfa5oQmy/0gS5FB2Wz9CqIptB130v0GR4X
ObTpOkhPFfC5RDBFTMZoi4NCK10wn2NCbr7qZ3aMrOlfeKbsNIifwu0KYFHXyxL5
AwIDAQABo4HFMIHCMAkGA1UdEwQCMAAwEQYJYIZIAYb4QgEBBAQDAgWgMDMGCWCG
SAGG+EIBDQQmFiRPcGVuU1NMIEdlbmVyYXRlZCBDbGllbnQgQ2VydGlmaWNhdGUw
HQYDVR0OBBYEFCL6DzsuAbni8475Z+HkX5tv8iiWMB8GA1UdIwQYMBaAFMuejS1r
WjUf3x1+2QbPSVpuXFl+MA4GA1UdDwEB/wQEAwIF4DAdBgNVHSUEFjAUBggrBgEF
BQcDAgYIKwYBBQUHAwQwDQYJKoZIhvcNAQELBQADggIBAFs0DeCDjttHQ0UHsYcn
hfBCWRdOFdIr3F/IEbN2BL/grScGXoXRaYMIQJv/s5dKgZIuH7xMCVKazoftPVqU
4bOEduAv0IJ6hQF/wEMBueA0UjvQQVYZgsOALi7TD3gYpFqYcH2Wfx5/5Ln6dllL
8UsHoP+6gSLaYwjJd7FQ+IlNTzR65dRMLoJhoKqqyuM6cf/PM8sbK2NH2r8toypj
fPixvD/w3wP7xn4oo/IGXcRK4DTHBF/rSMqeR6ePwXm5tVHrQBfnxN3dsGsXkQgq
zBvvbPY0raraO4CPR7mZp4GVFHOsUNh5TI1SlfxWZ49HU3F5jWeiI9jPuw1RmuAy
ZdFEt403Wi67v6revXe1By6UqIZjq3b2pJGBKZH+60P1cJScawzrN8pi1qQFV8Ji
iJM6/MSciqplTT5F7SG0XZx1CjnBz5rMdYNhI9NNtF3oy9Xy9RvgYehFaC43ZlBB
UMDmZFj5a78hOOkkq1UnrHUdeXyWhiEFzv5d8My2i0kWGq8r0HuC25BmOa17lHVx
Q2o7Rdu9jDFP9oNizC7kQfA5QVRTfBFcWH7jml69RmVgfM+X+wdQgen9hJAILhBz
mDfeteJ5ZEaoEYtw3isOGkpSyg7odjgYq7I+bOiN1toDg07vzfIkvF9KxlkDeRLX
bmcFIvQsqFeF6cUwlZQYLOHA</X509Certificate>
      </X509Data>
    </KeyInfo>
    <Object>
      <SignatureProperties>
        <SignatureProperty Id="ID_005e0036009f009b006700c4004c004e00b6008b00bb00350023006500e90073" Target="#ID_00fd003200cd002700ab0084004f004400be00d900c800dd0072000900120008">
          <dc:date xmlns:dc="http://purl.org/dc/elements/1.1/">2016-01-12T10:52:56,012108506</dc:date>
        </SignatureProperty>
        <SignatureProperty Id="ID_0085001d00d6009500ab00ac0044009d0096006800a8004100d300a0000700c1" Target="#ID_00fd003200cd002700ab0084004f004400be00d900c800dd0072000900120008">
          <dc:description xmlns:dc="http://purl.org/dc/elements/1.1/">desc</dc:description>
        </SignatureProperty>
      </SignatureProperties>
    </Object>
  </Signature>
</document-signatures>
</file>